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Unnamed: 0">
            <text:p>Unnamed: 0</text:p>
          </table:table-cell>
          <table:table-cell table:style-name="pd1" office:value-type="string" office:value="Unnamed: 1">
            <text:p>Unnamed: 1</text:p>
          </table:table-cell>
          <table:table-cell table:style-name="pd1" office:value-type="string" office:value="Unnamed: 2">
            <text:p>Unnamed: 2</text:p>
          </table:table-cell>
          <table:table-cell table:style-name="pd1" office:value-type="string" office:value="Unnamed: 3">
            <text:p>Unnamed: 3</text:p>
          </table:table-cell>
          <table:table-cell table:style-name="pd1" office:value-type="string" office:value="Unnamed: 4">
            <text:p>Unnamed: 4</text:p>
          </table:table-cell>
          <table:table-cell table:style-name="pd1" office:value-type="string" office:value="Unnamed: 5">
            <text:p>Unnamed: 5</text:p>
          </table:table-cell>
          <table:table-cell table:style-name="pd1" office:value-type="string" office:value="Unnamed: 6">
            <text:p>Unnamed: 6</text:p>
          </table:table-cell>
          <table:table-cell table:style-name="pd1" office:value-type="string" office:value="Unnamed: 7">
            <text:p>Unnamed: 7</text:p>
          </table:table-cell>
          <table:table-cell table:style-name="pd1" office:value-type="string" office:value="Unnamed: 8">
            <text:p>Unnamed: 8</text:p>
          </table:table-cell>
          <table:table-cell table:style-name="pd1" office:value-type="string" office:value="Unnamed: 9">
            <text:p>Unnamed: 9</text:p>
          </table:table-cell>
          <table:table-cell table:style-name="pd1" office:value-type="string" office:value="Unnamed: 10">
            <text:p>Unnamed: 10</text:p>
          </table:table-cell>
          <table:table-cell table:style-name="pd1" office:value-type="string" office:value="Unnamed: 11">
            <text:p>Unnamed: 11</text:p>
          </table:table-cell>
          <table:table-cell table:style-name="pd1" office:value-type="string" office:value="Unnamed: 12">
            <text:p>Unnamed: 12</text:p>
          </table:table-cell>
          <table:table-cell table:style-name="pd1" office:value-type="string" office:value="Unnamed: 13">
            <text:p>Unnamed: 13</text:p>
          </table:table-cell>
          <table:table-cell table:style-name="pd1" office:value-type="string" office:value="Unnamed: 14">
            <text:p>Unnamed: 14</text:p>
          </table:table-cell>
          <table:table-cell table:style-name="pd1" office:value-type="string" office:value="Unnamed: 15">
            <text:p>Unnamed: 15</text:p>
          </table:table-cell>
          <table:table-cell table:style-name="pd1" office:value-type="string" office:value="Unnamed: 16">
            <text:p>Unnamed: 16</text:p>
          </table:table-cell>
          <table:table-cell table:style-name="pd1" office:value-type="string" office:value="Unnamed: 17">
            <text:p>Unnamed: 17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">
            <text:p/>
          </table:table-cell>
          <table:table-cell office:value-type="string" office:value="Exploitation">
            <text:p>Exploitation</text:p>
          </table:table-cell>
          <table:table-cell office:value-type="string" office:value="Code ">
            <text:p>Code </text:p>
          </table:table-cell>
          <table:table-cell office:value-type="string" office:value="">
            <text:p/>
          </table:table-cell>
          <table:table-cell office:value-type="string" office:value="Engagé">
            <text:p>Engagé</text:p>
          </table:table-cell>
          <table:table-cell office:value-type="string" office:value="Depuis 01/01">
            <text:p>Depuis 01/01</text:p>
          </table:table-cell>
          <table:table-cell office:value-type="string" office:value="Janvier">
            <text:p>Janvier</text:p>
          </table:table-cell>
          <table:table-cell office:value-type="string" office:value="Février">
            <text:p>Février</text:p>
          </table:table-cell>
          <table:table-cell office:value-type="string" office:value="Mars">
            <text:p>Mars</text:p>
          </table:table-cell>
          <table:table-cell office:value-type="string" office:value="Avril">
            <text:p>Avril</text:p>
          </table:table-cell>
          <table:table-cell office:value-type="string" office:value="Mai">
            <text:p>Mai</text:p>
          </table:table-cell>
          <table:table-cell office:value-type="string" office:value="Juin">
            <text:p>Juin</text:p>
          </table:table-cell>
          <table:table-cell office:value-type="string" office:value="Juillet">
            <text:p>Juillet</text:p>
          </table:table-cell>
          <table:table-cell office:value-type="string" office:value="Aout">
            <text:p>Aout</text:p>
          </table:table-cell>
          <table:table-cell office:value-type="string" office:value="Septembre">
            <text:p>Septembre</text:p>
          </table:table-cell>
          <table:table-cell office:value-type="string" office:value="Octobre">
            <text:p>Octobre</text:p>
          </table:table-cell>
          <table:table-cell office:value-type="string" office:value="Novembre">
            <text:p>Novembre</text:p>
          </table:table-cell>
          <table:table-cell office:value-type="string" office:value="Décembre">
            <text:p>Décembre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">
            <text:p/>
          </table:table-cell>
          <table:table-cell office:value-type="string" office:value="Val">
            <text:p>Val</text:p>
          </table:table-cell>
          <table:table-cell office:value-type="float" office:value="1">
            <text:p>1</text:p>
          </table:table-cell>
          <table:table-cell office:value-type="string" office:value="fumier ">
            <text:p>fumi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umier mou">
            <text:p>fumier m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isier">
            <text:p>lisi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vin">
            <text:p>ov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igestat">
            <text:p>digest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string" office:value="">
            <text:p/>
          </table:table-cell>
          <table:table-cell office:value-type="string" office:value="Coxeux">
            <text:p>Coxeux</text:p>
          </table:table-cell>
          <table:table-cell office:value-type="float" office:value="2">
            <text:p>2</text:p>
          </table:table-cell>
          <table:table-cell office:value-type="string" office:value="fumier ">
            <text:p>fumi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umier mou">
            <text:p>fumier m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isier">
            <text:p>lisi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vin">
            <text:p>ov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igestat">
            <text:p>digest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string" office:value="">
            <text:p/>
          </table:table-cell>
          <table:table-cell office:value-type="string" office:value="Avenue">
            <text:p>Avenue</text:p>
          </table:table-cell>
          <table:table-cell office:value-type="float" office:value="3">
            <text:p>3</text:p>
          </table:table-cell>
          <table:table-cell office:value-type="string" office:value="fumier ">
            <text:p>fumi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umier mou">
            <text:p>fumier m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isier">
            <text:p>lisi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vin">
            <text:p>ov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igestat">
            <text:p>digest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string" office:value="">
            <text:p/>
          </table:table-cell>
          <table:table-cell office:value-type="string" office:value="Riouville">
            <text:p>Riouville</text:p>
          </table:table-cell>
          <table:table-cell office:value-type="float" office:value="4">
            <text:p>4</text:p>
          </table:table-cell>
          <table:table-cell office:value-type="string" office:value="fumier ">
            <text:p>fumi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umier mou">
            <text:p>fumier m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isier">
            <text:p>lisi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vin">
            <text:p>ov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igestat">
            <text:p>digest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string" office:value="">
            <text:p/>
          </table:table-cell>
          <table:table-cell office:value-type="string" office:value="Molpré">
            <text:p>Molpré</text:p>
          </table:table-cell>
          <table:table-cell office:value-type="float" office:value="5">
            <text:p>5</text:p>
          </table:table-cell>
          <table:table-cell office:value-type="string" office:value="fumier ">
            <text:p>fumi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umier mou">
            <text:p>fumier m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isier">
            <text:p>lisi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vin">
            <text:p>ov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igestat">
            <text:p>digest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string" office:value="">
            <text:p/>
          </table:table-cell>
          <table:table-cell office:value-type="string" office:value="Salival">
            <text:p>Salival</text:p>
          </table:table-cell>
          <table:table-cell office:value-type="float" office:value="6">
            <text:p>6</text:p>
          </table:table-cell>
          <table:table-cell office:value-type="string" office:value="fumier ">
            <text:p>fumi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umier mou">
            <text:p>fumier m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isier">
            <text:p>lisi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vin">
            <text:p>ov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igestat">
            <text:p>digest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string" office:value="">
            <text:p/>
          </table:table-cell>
          <table:table-cell office:value-type="string" office:value="Chenevières">
            <text:p>Chenevières</text:p>
          </table:table-cell>
          <table:table-cell office:value-type="float" office:value="7">
            <text:p>7</text:p>
          </table:table-cell>
          <table:table-cell office:value-type="string" office:value="fumier ">
            <text:p>fumi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umier mou">
            <text:p>fumier m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isier">
            <text:p>lisi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vin">
            <text:p>ov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igestat">
            <text:p>digest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string" office:value="">
            <text:p/>
          </table:table-cell>
          <table:table-cell office:value-type="string" office:value="Rock and Cow">
            <text:p>Rock and Cow</text:p>
          </table:table-cell>
          <table:table-cell office:value-type="float" office:value="8">
            <text:p>8</text:p>
          </table:table-cell>
          <table:table-cell office:value-type="string" office:value="fumier ">
            <text:p>fumi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umier mou">
            <text:p>fumier m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isier">
            <text:p>lisi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vin">
            <text:p>ov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igestat">
            <text:p>digest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string" office:value="">
            <text:p/>
          </table:table-cell>
          <table:table-cell office:value-type="string" office:value="Deux Villes">
            <text:p>Deux Villes</text:p>
          </table:table-cell>
          <table:table-cell office:value-type="float" office:value="9">
            <text:p>9</text:p>
          </table:table-cell>
          <table:table-cell office:value-type="string" office:value="fumier ">
            <text:p>fumi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umier mou">
            <text:p>fumier m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isier">
            <text:p>lisi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vin">
            <text:p>ov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igestat">
            <text:p>digest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string" office:value="">
            <text:p/>
          </table:table-cell>
          <table:table-cell office:value-type="string" office:value="Haut Frenes">
            <text:p>Haut Frenes</text:p>
          </table:table-cell>
          <table:table-cell office:value-type="float" office:value="10">
            <text:p>10</text:p>
          </table:table-cell>
          <table:table-cell office:value-type="string" office:value="fumier ">
            <text:p>fumi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umier mou">
            <text:p>fumier m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isier">
            <text:p>lisi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vin">
            <text:p>ov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igestat">
            <text:p>digest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string" office:value="">
            <text:p/>
          </table:table-cell>
          <table:table-cell office:value-type="string" office:value="Froid Perthuis">
            <text:p>Froid Perthuis</text:p>
          </table:table-cell>
          <table:table-cell office:value-type="float" office:value="11">
            <text:p>11</text:p>
          </table:table-cell>
          <table:table-cell office:value-type="string" office:value="fumier ">
            <text:p>fumi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umier mou">
            <text:p>fumier m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isier">
            <text:p>lisi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vin">
            <text:p>ov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igestat">
            <text:p>digest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string" office:value="">
            <text:p/>
          </table:table-cell>
          <table:table-cell office:value-type="string" office:value="Rouges Champs">
            <text:p>Rouges Champs</text:p>
          </table:table-cell>
          <table:table-cell office:value-type="float" office:value="12">
            <text:p>12</text:p>
          </table:table-cell>
          <table:table-cell office:value-type="string" office:value="fumier ">
            <text:p>fumi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umier mou">
            <text:p>fumier m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isier">
            <text:p>lisi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vin">
            <text:p>ov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igestat">
            <text:p>digest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string" office:value="">
            <text:p/>
          </table:table-cell>
          <table:table-cell office:value-type="string" office:value="Norzelieurs">
            <text:p>Norzelieurs</text:p>
          </table:table-cell>
          <table:table-cell office:value-type="float" office:value="13">
            <text:p>13</text:p>
          </table:table-cell>
          <table:table-cell office:value-type="string" office:value="fumier ">
            <text:p>fumi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umier mou">
            <text:p>fumier m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isier">
            <text:p>lisi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vin">
            <text:p>ov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igestat">
            <text:p>digest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string" office:value="">
            <text:p/>
          </table:table-cell>
          <table:table-cell office:value-type="string" office:value="Thaons">
            <text:p>Thaons</text:p>
          </table:table-cell>
          <table:table-cell office:value-type="float" office:value="14">
            <text:p>14</text:p>
          </table:table-cell>
          <table:table-cell office:value-type="string" office:value="fumier ">
            <text:p>fumi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5">
            <text:p>8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umier mou">
            <text:p>fumier m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6">
            <text:p>8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isier">
            <text:p>lisi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7">
            <text:p>8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vin">
            <text:p>ov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8">
            <text:p>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igestat">
            <text:p>digest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9">
            <text:p>8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0">
            <text:p>90</text:p>
          </table:table-cell>
          <table:table-cell office:value-type="string" office:value="">
            <text:p/>
          </table:table-cell>
          <table:table-cell office:value-type="string" office:value="Saint Louis">
            <text:p>Saint Louis</text:p>
          </table:table-cell>
          <table:table-cell office:value-type="float" office:value="15">
            <text:p>15</text:p>
          </table:table-cell>
          <table:table-cell office:value-type="string" office:value="fumier ">
            <text:p>fumi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1">
            <text:p>9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umier mou">
            <text:p>fumier m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2">
            <text:p>9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isier">
            <text:p>lisi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3">
            <text:p>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vin">
            <text:p>ov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4">
            <text:p>9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igestat">
            <text:p>digest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6">
            <text:p>96</text:p>
          </table:table-cell>
          <table:table-cell office:value-type="string" office:value="">
            <text:p/>
          </table:table-cell>
          <table:table-cell office:value-type="string" office:value="Haut Armont">
            <text:p>Haut Armont</text:p>
          </table:table-cell>
          <table:table-cell office:value-type="float" office:value="16">
            <text:p>16</text:p>
          </table:table-cell>
          <table:table-cell office:value-type="string" office:value="fumier ">
            <text:p>fumi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7">
            <text:p>9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umier mou">
            <text:p>fumier m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8">
            <text:p>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isier">
            <text:p>lisi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9">
            <text:p>9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vin">
            <text:p>ov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0">
            <text:p>10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igestat">
            <text:p>digest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1">
            <text:p>1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2">
            <text:p>102</text:p>
          </table:table-cell>
          <table:table-cell office:value-type="string" office:value="">
            <text:p/>
          </table:table-cell>
          <table:table-cell office:value-type="string" office:value="Grand Moulin">
            <text:p>Grand Moulin</text:p>
          </table:table-cell>
          <table:table-cell office:value-type="float" office:value="17">
            <text:p>17</text:p>
          </table:table-cell>
          <table:table-cell office:value-type="string" office:value="fumier ">
            <text:p>fumi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3">
            <text:p>1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umier mou">
            <text:p>fumier m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4">
            <text:p>1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isier">
            <text:p>lisi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5">
            <text:p>1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vin">
            <text:p>ov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6">
            <text:p>1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igestat">
            <text:p>digest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7">
            <text:p>10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8">
            <text:p>108</text:p>
          </table:table-cell>
          <table:table-cell office:value-type="string" office:value="">
            <text:p/>
          </table:table-cell>
          <table:table-cell office:value-type="string" office:value="Fontaine Champètre">
            <text:p>Fontaine Champètre</text:p>
          </table:table-cell>
          <table:table-cell office:value-type="float" office:value="18">
            <text:p>18</text:p>
          </table:table-cell>
          <table:table-cell office:value-type="string" office:value="fumier ">
            <text:p>fumi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9">
            <text:p>10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umier mou">
            <text:p>fumier m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10">
            <text:p>1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isier">
            <text:p>lisi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11">
            <text:p>11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vin">
            <text:p>ov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12">
            <text:p>1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igestat">
            <text:p>digest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13">
            <text:p>11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14">
            <text:p>114</text:p>
          </table:table-cell>
          <table:table-cell office:value-type="string" office:value="">
            <text:p/>
          </table:table-cell>
          <table:table-cell office:value-type="string" office:value="Saint Martin">
            <text:p>Saint Martin</text:p>
          </table:table-cell>
          <table:table-cell office:value-type="float" office:value="19">
            <text:p>19</text:p>
          </table:table-cell>
          <table:table-cell office:value-type="string" office:value="fumier ">
            <text:p>fumi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15">
            <text:p>11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umier mou">
            <text:p>fumier m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16">
            <text:p>11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isier">
            <text:p>lisi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17">
            <text:p>11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vin">
            <text:p>ov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18">
            <text:p>11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igestat">
            <text:p>digest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19">
            <text:p>11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0">
            <text:p>120</text:p>
          </table:table-cell>
          <table:table-cell office:value-type="string" office:value="">
            <text:p/>
          </table:table-cell>
          <table:table-cell office:value-type="string" office:value="Pierre">
            <text:p>Pierre</text:p>
          </table:table-cell>
          <table:table-cell office:value-type="float" office:value="20">
            <text:p>20</text:p>
          </table:table-cell>
          <table:table-cell office:value-type="string" office:value="fumier ">
            <text:p>fumi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1">
            <text:p>12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umier mou">
            <text:p>fumier m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2">
            <text:p>12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isier">
            <text:p>lisi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3">
            <text:p>12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vin">
            <text:p>ov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4">
            <text:p>1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igestat">
            <text:p>digest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5">
            <text:p>1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6">
            <text:p>126</text:p>
          </table:table-cell>
          <table:table-cell office:value-type="string" office:value="">
            <text:p/>
          </table:table-cell>
          <table:table-cell office:value-type="string" office:value="Petit Breuil">
            <text:p>Petit Breuil</text:p>
          </table:table-cell>
          <table:table-cell office:value-type="float" office:value="21">
            <text:p>21</text:p>
          </table:table-cell>
          <table:table-cell office:value-type="string" office:value="fumier ">
            <text:p>fumi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7">
            <text:p>1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umier mou">
            <text:p>fumier m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8">
            <text:p>12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isier">
            <text:p>lisi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9">
            <text:p>12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vin">
            <text:p>ov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30">
            <text:p>13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igestat">
            <text:p>digest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31">
            <text:p>13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32">
            <text:p>132</text:p>
          </table:table-cell>
          <table:table-cell office:value-type="string" office:value="">
            <text:p/>
          </table:table-cell>
          <table:table-cell office:value-type="string" office:value="Wary">
            <text:p>Wary</text:p>
          </table:table-cell>
          <table:table-cell office:value-type="string" office:value="">
            <text:p/>
          </table:table-cell>
          <table:table-cell office:value-type="string" office:value="fumier ">
            <text:p>fumier 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33">
            <text:p>13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fumier mou">
            <text:p>fumier m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34">
            <text:p>13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lisier">
            <text:p>lisie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35">
            <text:p>13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vin">
            <text:p>ovi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36">
            <text:p>13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igestat">
            <text:p>digesta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